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-asian="Times New Roman" style:language-asian="es" style:country-asian="ES"/>
    </style:style>
    <style:style style:name="P3" style:parent-style-name="Normal" style:family="paragraph">
      <style:paragraph-properties fo:margin-bottom="0in" fo:line-height="100%" fo:background-color="#FFFFFF"/>
    </style:style>
    <style:style style:name="T4" style:parent-style-name="Fuentedepárrafopredeter." style:family="text">
      <style:text-properties style:font-name="Calibri" style:font-name-asian="Times New Roman" style:font-name-complex="Calibri" fo:color="#000000" fo:font-size="12pt" style:font-size-asian="12pt" style:font-size-complex="12pt" style:language-asian="es" style:country-asian="ES"/>
    </style:style>
    <style:style style:name="T5" style:parent-style-name="Fuentedepárrafopredeter." style:family="text">
      <style:text-properties style:font-name-asian="Times New Roman" style:language-asian="es" style:country-asian="ES"/>
    </style:style>
    <style:style style:name="T6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P7" style:parent-style-name="Normal" style:family="paragraph">
      <style:paragraph-properties fo:margin-bottom="0in" fo:line-height="100%" fo:background-color="#FFFFFF"/>
    </style:style>
    <style:style style:name="T8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9" style:parent-style-name="Normal" style:family="paragraph">
      <style:paragraph-properties fo:margin-bottom="0in" fo:line-height="100%" fo:background-color="#FFFFFF"/>
    </style:style>
    <style:style style:name="T10" style:parent-style-name="Fuentedepárrafopredeter." style:family="text">
      <style:text-properties style:font-name="Calibri" style:font-name-asian="Times New Roman" style:font-name-complex="Calibri" fo:color="#000000" fo:font-size="12pt" style:font-size-asian="12pt" style:font-size-complex="12pt" style:language-asian="es" style:country-asian="ES"/>
    </style:style>
    <style:style style:name="T11" style:parent-style-name="Fuentedepárrafopredeter." style:family="text">
      <style:text-properties style:font-name-asian="Times New Roman" style:language-asian="es" style:country-asian="ES"/>
    </style:style>
    <style:style style:name="T12" style:parent-style-name="Fuentedepárrafopredeter." style:family="text">
      <style:text-properties style:font-name-asian="Times New Roman" style:language-asian="es" style:country-asian="ES"/>
    </style:style>
    <style:style style:name="T13" style:parent-style-name="Fuentedepárrafopredeter." style:family="text">
      <style:text-properties style:font-name-asian="Times New Roman" style:language-asian="es" style:country-asian="ES"/>
    </style:style>
    <style:style style:name="T14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T15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T16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T17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8" style:parent-style-name="Normal" style:family="paragraph">
      <style:paragraph-properties fo:margin-bottom="0in" fo:line-height="100%" fo:background-color="#FFFFFF"/>
    </style:style>
    <style:style style:name="T19" style:parent-style-name="Fuentedepárrafopredeter." style:family="text">
      <style:text-properties style:font-name="Calibri" style:font-name-asian="Times New Roman" style:font-name-complex="Calibri" fo:color="#000000" fo:font-size="12pt" style:font-size-asian="12pt" style:font-size-complex="12pt" style:language-asian="es" style:country-asian="ES"/>
    </style:style>
    <style:style style:name="T20" style:parent-style-name="Fuentedepárrafopredeter." style:family="text">
      <style:text-properties style:font-name-asian="Times New Roman" style:language-asian="es" style:country-asian="ES"/>
    </style:style>
    <style:style style:name="T21" style:parent-style-name="Fuentedepárrafopredeter." style:family="text">
      <style:text-properties style:font-name="Calibri" style:font-name-asian="Times New Roman" style:font-name-complex="Calibri" style:language-asian="es" style:country-asian="ES"/>
    </style:style>
    <style:style style:name="P22" style:parent-style-name="Normal" style:family="paragraph">
      <style:paragraph-properties fo:margin-top="0.0694in" fo:margin-bottom="0in" fo:line-height="100%" fo:margin-left="0.5in" fo:background-color="#FFFFFF">
        <style:tab-stops/>
      </style:paragraph-properties>
    </style:style>
    <style:style style:name="T23" style:parent-style-name="Fuentedepárrafopredeter." style:family="text">
      <style:text-properties style:font-name="Symbol" style:font-name-asian="Times New Roman" style:font-name-complex="Times New Roman" fo:color="#000000" fo:font-size="10pt" style:font-size-asian="10pt" style:font-size-complex="10pt" style:language-asian="es" style:country-asian="ES"/>
    </style:style>
    <style:style style:name="T24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25" style:parent-style-name="Fuentedepárrafopredeter." style:family="text">
      <style:text-properties style:font-name="Tahoma" style:font-name-asian="Times New Roman" style:font-name-complex="Tahoma" fo:font-weight="bold" style:font-weight-asian="bold" style:font-weight-complex="bold" fo:color="#000000" style:language-asian="es" style:country-asian="ES"/>
    </style:style>
    <style:style style:name="P26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27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28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29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30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31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32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33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34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35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36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37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38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39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40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41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42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43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44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45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46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47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48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49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50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51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52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53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54" style:parent-style-name="Normal" style:family="paragraph">
      <style:paragraph-properties fo:margin-top="0.0694in" fo:margin-bottom="0in" fo:line-height="100%" fo:margin-left="0.5in" fo:background-color="#FFFFFF">
        <style:tab-stops/>
      </style:paragraph-properties>
    </style:style>
    <style:style style:name="T55" style:parent-style-name="Fuentedepárrafopredeter." style:family="text">
      <style:text-properties style:font-name="Symbol" style:font-name-asian="Times New Roman" style:font-name-complex="Times New Roman" fo:color="#000000" fo:font-size="10pt" style:font-size-asian="10pt" style:font-size-complex="10pt" style:language-asian="es" style:country-asian="ES"/>
    </style:style>
    <style:style style:name="T56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57" style:parent-style-name="Fuentedepárrafopredeter." style:family="text">
      <style:text-properties style:font-name="Tahoma" style:font-name-asian="Times New Roman" style:font-name-complex="Tahoma" fo:font-weight="bold" style:font-weight-asian="bold" style:font-weight-complex="bold" fo:color="#000000" style:language-asian="es" style:country-asian="ES"/>
    </style:style>
    <style:style style:name="P58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59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60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61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62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63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64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65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66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67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68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69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70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71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72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73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74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75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76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77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78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79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80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81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82" style:parent-style-name="Normal" style:family="paragraph">
      <style:paragraph-properties fo:margin-top="0.0694in" fo:margin-bottom="0in" fo:line-height="100%" fo:margin-left="0.5in" fo:background-color="#FFFFFF">
        <style:tab-stops/>
      </style:paragraph-properties>
    </style:style>
    <style:style style:name="T83" style:parent-style-name="Fuentedepárrafopredeter." style:family="text">
      <style:text-properties style:font-name="Symbol" style:font-name-asian="Times New Roman" style:font-name-complex="Times New Roman" fo:color="#000000" fo:font-size="10pt" style:font-size-asian="10pt" style:font-size-complex="10pt" style:language-asian="es" style:country-asian="ES"/>
    </style:style>
    <style:style style:name="T84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85" style:parent-style-name="Fuentedepárrafopredeter." style:family="text">
      <style:text-properties style:font-name="Tahoma" style:font-name-asian="Times New Roman" style:font-name-complex="Tahoma" fo:font-weight="bold" style:font-weight-asian="bold" style:font-weight-complex="bold" fo:color="#000000" style:language-asian="es" style:country-asian="ES"/>
    </style:style>
    <style:style style:name="P86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87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88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89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90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91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92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93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94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95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96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97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98" style:parent-style-name="Normal" style:family="paragraph">
      <style:paragraph-properties fo:margin-top="0.0694in" fo:margin-bottom="0in" fo:line-height="100%" fo:margin-left="0.5in" fo:background-color="#FFFFFF">
        <style:tab-stops/>
      </style:paragraph-properties>
    </style:style>
    <style:style style:name="T99" style:parent-style-name="Fuentedepárrafopredeter." style:family="text">
      <style:text-properties style:font-name="Symbol" style:font-name-asian="Times New Roman" style:font-name-complex="Times New Roman" fo:color="#000000" fo:font-size="10pt" style:font-size-asian="10pt" style:font-size-complex="10pt" style:language-asian="es" style:country-asian="ES"/>
    </style:style>
    <style:style style:name="T100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01" style:parent-style-name="Fuentedepárrafopredeter." style:family="text">
      <style:text-properties style:font-name="Tahoma" style:font-name-asian="Times New Roman" style:font-name-complex="Tahoma" fo:font-weight="bold" style:font-weight-asian="bold" style:font-weight-complex="bold" fo:color="#000000" style:language-asian="es" style:country-asian="ES"/>
    </style:style>
    <style:style style:name="P102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03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04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05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06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07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08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09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10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11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12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13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14" style:parent-style-name="Normal" style:family="paragraph">
      <style:paragraph-properties fo:margin-top="0.0694in" fo:margin-bottom="0in" fo:line-height="100%" fo:margin-left="0.5in" fo:background-color="#FFFFFF">
        <style:tab-stops/>
      </style:paragraph-properties>
    </style:style>
    <style:style style:name="T115" style:parent-style-name="Fuentedepárrafopredeter." style:family="text">
      <style:text-properties style:font-name="Symbol" style:font-name-asian="Times New Roman" style:font-name-complex="Times New Roman" fo:color="#000000" fo:font-size="10pt" style:font-size-asian="10pt" style:font-size-complex="10pt" style:language-asian="es" style:country-asian="ES"/>
    </style:style>
    <style:style style:name="T116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17" style:parent-style-name="Fuentedepárrafopredeter." style:family="text">
      <style:text-properties style:font-name="Tahoma" style:font-name-asian="Times New Roman" style:font-name-complex="Tahoma" fo:font-weight="bold" style:font-weight-asian="bold" style:font-weight-complex="bold" fo:color="#000000" style:language-asian="es" style:country-asian="ES"/>
    </style:style>
    <style:style style:name="P118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19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20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21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22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23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24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25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26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27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28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29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30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31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32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33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34" style:parent-style-name="Normal" style:family="paragraph">
      <style:paragraph-properties fo:margin-top="0.0694in" fo:margin-bottom="0in" fo:line-height="100%" fo:margin-left="0.5in" fo:background-color="#FFFFFF">
        <style:tab-stops/>
      </style:paragraph-properties>
    </style:style>
    <style:style style:name="T135" style:parent-style-name="Fuentedepárrafopredeter." style:family="text">
      <style:text-properties style:font-name="Symbol" style:font-name-asian="Times New Roman" style:font-name-complex="Times New Roman" fo:color="#000000" fo:font-size="10pt" style:font-size-asian="10pt" style:font-size-complex="10pt" style:language-asian="es" style:country-asian="ES"/>
    </style:style>
    <style:style style:name="T136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37" style:parent-style-name="Fuentedepárrafopredeter." style:family="text">
      <style:text-properties style:font-name="Tahoma" style:font-name-asian="Times New Roman" style:font-name-complex="Tahoma" fo:font-weight="bold" style:font-weight-asian="bold" style:font-weight-complex="bold" fo:color="#000000" style:language-asian="es" style:country-asian="ES"/>
    </style:style>
    <style:style style:name="P138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39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40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41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42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43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44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45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46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47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48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49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50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51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52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53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54" style:parent-style-name="Normal" style:family="paragraph">
      <style:paragraph-properties fo:margin-top="0.0694in" fo:margin-bottom="0in" fo:line-height="100%" fo:margin-left="0.5in" fo:background-color="#FFFFFF">
        <style:tab-stops/>
      </style:paragraph-properties>
    </style:style>
    <style:style style:name="T155" style:parent-style-name="Fuentedepárrafopredeter." style:family="text">
      <style:text-properties style:font-name="Symbol" style:font-name-asian="Times New Roman" style:font-name-complex="Times New Roman" fo:color="#000000" fo:font-size="10pt" style:font-size-asian="10pt" style:font-size-complex="10pt" style:language-asian="es" style:country-asian="ES"/>
    </style:style>
    <style:style style:name="T156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57" style:parent-style-name="Fuentedepárrafopredeter." style:family="text">
      <style:text-properties style:font-name="Tahoma" style:font-name-asian="Times New Roman" style:font-name-complex="Tahoma" fo:font-weight="bold" style:font-weight-asian="bold" style:font-weight-complex="bold" fo:color="#000000" style:language-asian="es" style:country-asian="ES"/>
    </style:style>
    <style:style style:name="P158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59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60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61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62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63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64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65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66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67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68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69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70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71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72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73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74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75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76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77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78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79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80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81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82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83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84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85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86" style:parent-style-name="Normal" style:family="paragraph">
      <style:paragraph-properties fo:margin-top="0.0694in" fo:margin-bottom="0in" fo:line-height="100%" fo:margin-left="1in" fo:background-color="#FFFFFF">
        <style:tab-stops/>
      </style:paragraph-properties>
    </style:style>
    <style:style style:name="T187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88" style:parent-style-name="Fuentedepárrafopredeter." style:family="text">
      <style:text-properties style:font-name="Calibri" style:font-name-asian="Times New Roman" style:font-name-complex="Calibri" fo:color="#000000" fo:font-size="7pt" style:font-size-asian="7pt" style:font-size-complex="7pt" style:language-asian="es" style:country-asian="ES"/>
    </style:style>
    <style:style style:name="T189" style:parent-style-name="Fuentedepárrafopredeter." style:family="text">
      <style:text-properties style:font-name="Tahoma" style:font-name-asian="Times New Roman" style:font-name-complex="Tahoma" fo:color="#000000" fo:font-size="10pt" style:font-size-asian="10pt" style:font-size-complex="10pt" style:language-asian="es" style:country-asian="ES"/>
    </style:style>
    <style:style style:name="P190" style:parent-style-name="Normal" style:family="paragraph">
      <style:paragraph-properties fo:margin-bottom="0in" fo:line-height="100%" fo:margin-left="1in" fo:background-color="#FFFFFF">
        <style:tab-stops/>
      </style:paragraph-properties>
      <style:text-properties style:font-name="Calibri" style:font-name-asian="Times New Roman" style:font-name-complex="Calibri" fo:color="#222222" style:language-asian="es" style:country-asian="ES"/>
    </style:style>
  </office:automatic-styles>
  <office:body>
    <office:text text:use-soft-page-breaks="true">
      <text:h text:style-name="P1" text:outline-level="1"><text:span text:style-name="T2">CURSO SONARQUBE (15h)</text:span></text:h>
      <text:p text:style-name="P3"><text:span text:style-name="T4"> </text:span></text:p>
      <text:h text:style-name="Título2" text:outline-level="2"><text:span text:style-name="T5">OBJETIVOS </text:span><text:span text:style-name="T6"> </text:span></text:h>
      <text:p text:style-name="P7"><text:span text:style-name="T8">Aprender los  conocimientos necesarios para dotar a sus proyectos de un conjunto de pruebas unitarias que respalden la corrección de los componentes y sirvan de respaldo ante nuevos desarrollos o evolutivos del mismo.</text:span></text:p>
      <text:p text:style-name="P9"><text:span text:style-name="T10"> </text:span></text:p>
      <text:h text:style-name="Título2" text:outline-level="2"><text:span text:style-name="T11">REQUISITOS</text:span><text:span text:style-name="T12">:</text:span><text:span text:style-name="T13"> </text:span><text:span text:style-name="T14"> </text:span><text:span text:style-name="T15">Conocimientos</text:span><text:span text:style-name="T16"><text:s/></text:span><text:span text:style-name="T17">de programación Java y arquitectura de componentes JEE</text:span></text:h>
      <text:p text:style-name="P18"><text:span text:style-name="T19"> </text:span></text:p>
      <text:h text:style-name="Título2" text:outline-level="2"><text:span text:style-name="T20">CONTENIDOS         </text:span><text:span text:style-name="T21"> </text:span></text:h>
      <text:p text:style-name="P22"><text:span text:style-name="T23"></text:span><text:span text:style-name="T24">        </text:span><text:span text:style-name="T25">El contexto de las pruebas del Software.</text:span></text:p>
      <text:p text:style-name="P26"><text:span text:style-name="T27">o</text:span><text:span text:style-name="T28">   </text:span><text:span text:style-name="T29">¿Por qué hacer pruebas?</text:span></text:p>
      <text:p text:style-name="P30"><text:span text:style-name="T31">o</text:span><text:span text:style-name="T32">   </text:span><text:span text:style-name="T33">Establecimiento de los conceptos claves: error, fallo, defecto.</text:span></text:p>
      <text:p text:style-name="P34"><text:span text:style-name="T35">o</text:span><text:span text:style-name="T36">   </text:span><text:span text:style-name="T37">Definición de los objetivos de las pruebas.</text:span></text:p>
      <text:p text:style-name="P38"><text:span text:style-name="T39">o</text:span><text:span text:style-name="T40">   </text:span><text:span text:style-name="T41">TDD.</text:span></text:p>
      <text:p text:style-name="P42"><text:span text:style-name="T43">o</text:span><text:span text:style-name="T44">   </text:span><text:span text:style-name="T45">BDD.</text:span></text:p>
      <text:p text:style-name="P46"><text:span text:style-name="T47">o</text:span><text:span text:style-name="T48">   </text:span><text:span text:style-name="T49">DDD.</text:span></text:p>
      <text:p text:style-name="P50"><text:span text:style-name="T51">o</text:span><text:span text:style-name="T52">   </text:span><text:span text:style-name="T53">ATDD.</text:span></text:p>
      <text:p text:style-name="P54"><text:span text:style-name="T55"></text:span><text:span text:style-name="T56">        </text:span><text:span text:style-name="T57">Tipos de pruebas.</text:span></text:p>
      <text:p text:style-name="P58"><text:span text:style-name="T59">o</text:span><text:span text:style-name="T60">   </text:span><text:span text:style-name="T61">Unitarias</text:span></text:p>
      <text:p text:style-name="P62"><text:span text:style-name="T63">o</text:span><text:span text:style-name="T64">   </text:span><text:span text:style-name="T65">Integración</text:span></text:p>
      <text:p text:style-name="P66"><text:span text:style-name="T67">o</text:span><text:span text:style-name="T68">   </text:span><text:span text:style-name="T69">Funcionales.</text:span></text:p>
      <text:p text:style-name="P70"><text:span text:style-name="T71">o</text:span><text:span text:style-name="T72">   </text:span><text:span text:style-name="T73">Regresión.</text:span></text:p>
      <text:p text:style-name="P74"><text:span text:style-name="T75">o</text:span><text:span text:style-name="T76">   </text:span><text:span text:style-name="T77">Estáticas Verificación.</text:span></text:p>
      <text:p text:style-name="P78"><text:span text:style-name="T79">o</text:span><text:span text:style-name="T80">   </text:span><text:span text:style-name="T81">Dinámicas Validación.</text:span></text:p>
      <text:p text:style-name="P82"><text:span text:style-name="T83"></text:span><text:span text:style-name="T84">        </text:span><text:span text:style-name="T85">Qué es el proceso de Quality Assurance y cuáles son sus beneficios.</text:span></text:p>
      <text:p text:style-name="P86"><text:span text:style-name="T87">o</text:span><text:span text:style-name="T88">   </text:span><text:span text:style-name="T89">Seguimiento de la ejecución y gestión de los resultados.</text:span></text:p>
      <text:p text:style-name="P90"><text:span text:style-name="T91">o</text:span><text:span text:style-name="T92">   </text:span><text:span text:style-name="T93">Planificación y Gestión de las actividades de pruebas dentro de la Gestión de Proyectos.</text:span></text:p>
      <text:p text:style-name="P94"><text:span text:style-name="T95">o</text:span><text:span text:style-name="T96">   </text:span><text:span text:style-name="T97">Trazabilidad para garantizar la cobertura.</text:span></text:p>
      <text:soft-page-break/>
      <text:p text:style-name="P98"><text:span text:style-name="T99"></text:span><text:span text:style-name="T100">        </text:span><text:span text:style-name="T101">Pruebas unitarias con JUnit.</text:span></text:p>
      <text:p text:style-name="P102"><text:span text:style-name="T103">o</text:span><text:span text:style-name="T104">   </text:span><text:span text:style-name="T105">JUnit y la automatización de pruebas unitarias</text:span></text:p>
      <text:p text:style-name="P106"><text:span text:style-name="T107">o</text:span><text:span text:style-name="T108">   </text:span><text:span text:style-name="T109">Introducción de pruebas en código existente.</text:span></text:p>
      <text:p text:style-name="P110"><text:span text:style-name="T111">o</text:span><text:span text:style-name="T112">   </text:span><text:span text:style-name="T113">Mockito, EasyMock: Cobertura, Enma: ¿Estamos probando lo que tenemos que probar?</text:span></text:p>
      <text:p text:style-name="P114"><text:span text:style-name="T115"></text:span><text:span text:style-name="T116">        </text:span><text:span text:style-name="T117">Herramientas.</text:span></text:p>
      <text:p text:style-name="P118"><text:span text:style-name="T119">o</text:span><text:span text:style-name="T120">   </text:span><text:span text:style-name="T121">Calidad estática de código. El viejo Toolset</text:span></text:p>
      <text:p text:style-name="P122"><text:span text:style-name="T123">o</text:span><text:span text:style-name="T124">   </text:span><text:span text:style-name="T125">PMD, Checkstyle, FindBugs, como herramientas para pruebas estáticas.</text:span></text:p>
      <text:p text:style-name="P126"><text:span text:style-name="T127">o</text:span><text:span text:style-name="T128">   </text:span><text:span text:style-name="T129">Calidad de código.</text:span></text:p>
      <text:p text:style-name="P130"><text:span text:style-name="T131">o</text:span><text:span text:style-name="T132">   </text:span><text:span text:style-name="T133">SonarQube: Squid y FindBugs</text:span></text:p>
      <text:p text:style-name="P134"><text:span text:style-name="T135"></text:span><text:span text:style-name="T136">        </text:span><text:span text:style-name="T137">Más allá de las pruebas unitarias</text:span></text:p>
      <text:p text:style-name="P138"><text:span text:style-name="T139">o</text:span><text:span text:style-name="T140">   </text:span><text:span text:style-name="T141">JUnit con Spring Pruebas de integración.</text:span></text:p>
      <text:p text:style-name="P142"><text:span text:style-name="T143">o</text:span><text:span text:style-name="T144">   </text:span><text:span text:style-name="T145">Selenium y WebDriver 2 Las pruebas funcionales</text:span></text:p>
      <text:p text:style-name="P146"><text:span text:style-name="T147">o</text:span><text:span text:style-name="T148">   </text:span><text:span text:style-name="T149">JMeter y Pruebas de rendimiento</text:span></text:p>
      <text:p text:style-name="P150"><text:span text:style-name="T151">o</text:span><text:span text:style-name="T152">   </text:span><text:span text:style-name="T153">SoapUI: Prueba automática de servicios.</text:span></text:p>
      <text:p text:style-name="P154"><text:span text:style-name="T155"></text:span><text:span text:style-name="T156">        </text:span><text:span text:style-name="T157">Introducción a las pruebas en JavaScript:</text:span></text:p>
      <text:p text:style-name="P158"><text:span text:style-name="T159">o</text:span><text:span text:style-name="T160">   </text:span><text:span text:style-name="T161">Frameworks de testing: Jasmine, Mocha y QUnit</text:span></text:p>
      <text:p text:style-name="P162"><text:span text:style-name="T163">o</text:span><text:span text:style-name="T164">   </text:span><text:span text:style-name="T165">Pruebas unitarias con Jasmine.</text:span></text:p>
      <text:p text:style-name="P166"><text:span text:style-name="T167">o</text:span><text:span text:style-name="T168">   </text:span><text:span text:style-name="T169">Karma: ejecutar nuestras pruebas en varios navegadores.</text:span></text:p>
      <text:p text:style-name="P170"><text:span text:style-name="T171">o</text:span><text:span text:style-name="T172">   </text:span><text:span text:style-name="T173">Karma y Jenkins.</text:span></text:p>
      <text:p text:style-name="P174"><text:span text:style-name="T175">o</text:span><text:span text:style-name="T176">   </text:span><text:span text:style-name="T177">Pruebas unitarias sobre AngularJS.</text:span></text:p>
      <text:p text:style-name="P178"><text:span text:style-name="T179">o</text:span><text:span text:style-name="T180">   </text:span><text:span text:style-name="T181">JSHint: Análisis estático del código.</text:span></text:p>
      <text:p text:style-name="P182"><text:span text:style-name="T183">o</text:span><text:span text:style-name="T184">   </text:span><text:span text:style-name="T185">SonarQube y JavaScript.</text:span></text:p>
      <text:p text:style-name="P186"><text:span text:style-name="T187">o</text:span><text:span text:style-name="T188">   </text:span><text:span text:style-name="T189">Cobertura en JavaScript.</text:span></text:p>
      <text:p text:style-name="P19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rdi</meta:initial-creator>
    <dc:creator>Jordi</dc:creator>
    <meta:creation-date>2018-07-30T10:39:00Z</meta:creation-date>
    <dc:date>2018-07-30T10:39:00Z</dc:date>
    <meta:template xlink:href="Normal" xlink:type="simple"/>
    <meta:editing-cycles>2</meta:editing-cycles>
    <meta:editing-duration>PT0S</meta:editing-duration>
    <meta:document-statistic meta:page-count="2" meta:paragraph-count="4" meta:word-count="309" meta:character-count="2008" meta:row-count="14" meta:non-whitespace-character-count="1703"/>
  </office:meta>
</office:document-meta>
</file>